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.5pt" style:font-size-asian="10.5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.5pt"/>
    </style:style>
    <style:style style:name="T14" style:family="text">
      <style:text-properties style:font-name-asian="Noto Sans CJK SC" style:language-asian="zh" style:country-asian="CN" style:text-overline-style="none" style:text-overline-color="font-colo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fo:font-size="10pt" style:language-complex="hi" style:country-complex="IN" style:font-name-complex="Noto Sans Devanagari"/>
    </style:style>
    <style:style style:name="T15" style:family="text">
      <style:text-properties style:font-name-asian="Noto Sans CJK SC" style:language-asian="zh" style:country-asian="CN" style:text-overline-style="none" style:text-overline-color="font-color" fo:language="en" fo:country="US" style:text-line-through-mode="continuous" fo:text-shadow="none" style:text-outline="false" style:text-line-through-type="none" fo:font-weight="normal" style:font-name="Liberation Sans" style:font-size-asian="10pt" style:font-size-complex="10pt" style:font-weight-asian="normal" style:font-weight-complex="normal" style:text-emphasize="none" style:font-relief="none" fo:font-size="10pt" style:language-complex="hi" style:country-complex="IN" style:font-name-complex="Noto Sans Devanagari" style:font-style-complex="italic" fo:font-style="italic" style:font-style-asian="italic" style:text-underline-style="solid" style:text-underline-width="auto" style:text-underline-color="font-color"/>
    </style:style>
    <style:style style:name="T16" style:family="text">
      <style:text-properties style:font-name-asian="Noto Sans CJK SC" style:language-asian="zh" style:country-asian="CN" style:text-overline-style="none" style:text-overline-color="font-color" fo:language="en" fo:country="US" style:text-line-through-mode="continuous" fo:text-shadow="none" style:text-outline="false" style:text-line-through-type="none" fo:font-weight="normal" style:font-name="Liberation Sans" style:font-size-asian="10pt" style:font-size-complex="10pt" style:font-weight-asian="normal" style:font-weight-complex="normal" style:text-emphasize="none" style:font-relief="none" fo:font-size="10pt" style:language-complex="hi" style:country-complex="IN" style:font-name-complex="Noto Sans Devanagari" fo:font-style="normal" style:font-style-asian="normal" style:font-style-complex="normal" style:text-underline-style="none" style:text-underline-color="font-color"/>
    </style:style>
    <style:style style:name="T17" style:family="text">
      <style:text-properties style:font-name-asian="Noto Sans CJK SC" style:language-asian="zh" style:country-asian="CN" style:text-overline-style="none" style:text-overline-color="font-color" fo:language="en" fo:country="US" style:text-line-through-mode="continuous" fo:text-shadow="none" style:text-outline="false" style:text-line-through-type="none" fo:font-weight="normal" style:font-name="Liberation Sans" style:font-size-asian="10pt" style:font-size-complex="10pt" style:font-weight-asian="normal" style:font-weight-complex="normal" style:text-emphasize="none" style:font-relief="none" fo:font-size="10pt" style:language-complex="hi" style:country-complex="IN" style:font-name-complex="Noto Sans Devanagari" style:font-style-asian="italic" style:text-underline-style="solid" style:text-underline-width="auto" style:text-underline-color="font-color" fo:font-style="italic" style:font-style-complex="italic"/>
    </style:style>
    <style:style style:name="T18" style:family="text">
      <style:text-properties style:font-name-asian="Noto Sans CJK SC" style:language-asian="zh" style:country-asian="CN" style:text-overline-style="none" style:text-overline-color="font-color" fo:language="en" fo:country="US" style:text-line-through-mode="continuous" fo:text-shadow="none" style:text-outline="false" style:text-line-through-type="none" fo:font-weight="normal" style:font-name="Liberation Sans" style:font-size-asian="10pt" style:font-size-complex="10pt" style:font-weight-asian="normal" style:font-weight-complex="normal" style:text-emphasize="none" style:font-relief="none" fo:font-size="10pt" style:language-complex="hi" style:country-complex="IN" style:font-name-complex="Noto Sans Devanagari" style:text-underline-style="none" style:text-underline-color="font-color" fo:font-style="normal" style:font-style-asian="normal" style:font-style-complex="normal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style-name="ce32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style-name="ce32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style-name="ce32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 table:number-rows-repeated="3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106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0" calcext:value-type="float">
            <text:p>20</text:p>
          </table:table-cell>
          <table:table-cell table:style-name="ce22" table:formula="of:=([.B303]-20)*0.0125" office:value-type="percentage" office:value="0" calcext:value-type="percentage">
            <text:p>0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" calcext:value-type="percentage">
            <text:p>0.00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40" calcext:value-type="float">
            <text:p>40</text:p>
          </table:table-cell>
          <table:table-cell table:style-name="ce22" table:formula="of:=([.B304]-20)*0.0125" office:value-type="percentage" office:value="0.25" calcext:value-type="percentage">
            <text:p>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Low" calcext:value-type="string">
            <text:p>Low</text:p>
          </table:table-cell>
          <table:table-cell table:style-name="ce22" table:formula="of:=([.C304]/[.C312])" office:value-type="percentage" office:value="0.0636942675159236" calcext:value-type="percentage">
            <text:p>6.37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60" calcext:value-type="float">
            <text:p>60</text:p>
          </table:table-cell>
          <table:table-cell table:style-name="ce22" table:formula="of:=([.B305]-20)*0.0125" office:value-type="percentage" office:value="0.5" calcext:value-type="percentage">
            <text:p>50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05]/[.C312])" office:value-type="percentage" office:value="0.127388535031847" calcext:value-type="percentage">
            <text:p>12.74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80" calcext:value-type="float">
            <text:p>80</text:p>
          </table:table-cell>
          <table:table-cell table:style-name="ce22" table:formula="of:=([.B306]-20)*0.0125" office:value-type="percentage" office:value="0.75" calcext:value-type="percentage">
            <text:p>7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6]/[.C312])" office:value-type="percentage" office:value="0.191082802547771" calcext:value-type="percentage">
            <text:p>19.1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00" calcext:value-type="float">
            <text:p>100</text:p>
          </table:table-cell>
          <table:table-cell table:style-name="ce22" table:formula="of:=([.B307]-20)*0.0125" office:value-type="percentage" office:value="1" calcext:value-type="percentage">
            <text:p>100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54777070063694" calcext:value-type="percentage">
            <text:p>25.48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3" calcext:value-type="float">
            <text:p>23</text:p>
          </table:table-cell>
          <table:table-cell table:style-name="ce22" table:formula="of:=([.B308]-20)*0.0125" office:value-type="percentage" office:value="0.0375" calcext:value-type="percentage">
            <text:p>3.75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0955414012738853" calcext:value-type="percentage">
            <text:p>0.96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37" calcext:value-type="float">
            <text:p>37</text:p>
          </table:table-cell>
          <table:table-cell table:style-name="ce22" table:formula="of:=([.B309]-20)*0.0125" office:value-type="percentage" office:value="0.2125" calcext:value-type="percentage">
            <text:p>21.2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54140127388535" calcext:value-type="percentage">
            <text:p>5.41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<text:span text:style-name="T13">8: The Protector, Challenger or</text:span> Asserter</text:p>
          </table:table-cell>
          <table:table-cell table:style-name="ce18" table:formula="of:=SUM([.B328];[.B346];[.B364])" office:value-type="float" office:value="57" calcext:value-type="float">
            <text:p>57</text:p>
          </table:table-cell>
          <table:table-cell table:style-name="ce22" table:formula="of:=([.B310]-20)*0.0125" office:value-type="percentage" office:value="0.4625" calcext:value-type="percentage">
            <text:p>46.25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10]/[.C312])" office:value-type="percentage" office:value="0.117834394904459" calcext:value-type="percentage">
            <text:p>11.78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77" calcext:value-type="float">
            <text:p>77</text:p>
          </table:table-cell>
          <table:table-cell table:style-name="ce22" table:formula="of:=([.B311]-20)*0.0125" office:value-type="percentage" office:value="0.7125" calcext:value-type="percentage">
            <text:p>71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11]/[.C312])" office:value-type="percentage" office:value="0.181528662420382" calcext:value-type="percentage">
            <text:p>18.15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3.925" calcext:value-type="percentage">
            <text:p>392.5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4">¹ Type names come from the books </text:span><text:span text:style-name="T15">The Essential Enneagram</text:span><text:span text:style-name="T16">, </text:span><text:span text:style-name="T17">The Enneagram Made Easy</text:span><text:span text:style-name="T18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66];[.J83];[.J118];[.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I72];[.I88];[.I96];[.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29];[.J111];[.J155];[.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6];[.J17];[.J68];[.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35];[.J45];[.J53];[.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26];[.J46];[.J62];[.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67];[.J84];[.J152];[.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5];[.J41];[.J107];[.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0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)" office:value-type="float" office:value="8" calcext:value-type="float">
            <text:p>8</text:p>
          </table:table-cell>
          <table:table-cell table:style-name="ce22" table:formula="of:=([.B339]-8)*0.03125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13];[.J22];[.J31];[.J58];[.J74];[.J109];[.J143];[.J161])" office:value-type="float" office:value="16" calcext:value-type="float">
            <text:p>16</text:p>
          </table:table-cell>
          <table:table-cell table:style-name="ce22" table:formula="of:=([.B340]-8)*0.03125" office:value-type="percentage" office:value="0.25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4920634920635" calcext:value-type="percentage">
            <text:p>6.35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7];[.J15];[.J24];[.J43];[.J55];[.J64];[.J131];[.J181])" office:value-type="float" office:value="24" calcext:value-type="float">
            <text:p>24</text:p>
          </table:table-cell>
          <table:table-cell table:style-name="ce22" table:formula="of:=([.B341]-8)*0.03125" office:value-type="percentage" office:value="0.5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984126984127" calcext:value-type="percentage">
            <text:p>12.70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J12];[.J21];[.J65];[.J73];[.J92];[.J103];[.J137];[.J146])" office:value-type="float" office:value="32" calcext:value-type="float">
            <text:p>32</text:p>
          </table:table-cell>
          <table:table-cell table:style-name="ce22" table:formula="of:=([.B342]-8)*0.03125" office:value-type="percentage" office:value="0.75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47619047619" calcext:value-type="percentage">
            <text:p>19.05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J33];[.J40];[.J48];[.J56];[.J78];[.J116];[.J149];[.J158])" office:value-type="float" office:value="40" calcext:value-type="float">
            <text:p>40</text:p>
          </table:table-cell>
          <table:table-cell table:style-name="ce22" table:formula="of:=([.B343]-8)*0.03125" office:value-type="percentage" office:value="1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968253968254" calcext:value-type="percentage">
            <text:p>25.40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J10];[.J18];[.J27];[.J63];[.J86];[.J110];[.J139];[.J175])" office:value-type="float" office:value="9" calcext:value-type="float">
            <text:p>9</text:p>
          </table:table-cell>
          <table:table-cell table:style-name="ce22" table:formula="of:=([.B344]-8)*0.03125" office:value-type="percentage" office:value="0.03125" calcext:value-type="percentage">
            <text:p>3.13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93650793650794" calcext:value-type="percentage">
            <text:p>0.79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J16];[.J37];[.J89];[.J98];[.J114];[.J125];[.J162];[.J179])" office:value-type="float" office:value="15" calcext:value-type="float">
            <text:p>15</text:p>
          </table:table-cell>
          <table:table-cell table:style-name="ce22" table:formula="of:=([.B345]-8)*0.03125" office:value-type="percentage" office:value="0.21875" calcext:value-type="percentage">
            <text:p>21.88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55555555555556" calcext:value-type="percentage">
            <text:p>5.56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J30];[.J75];[.J117];[.J128];[.J136];[.J160];[.J168];[.J176])" office:value-type="float" office:value="23" calcext:value-type="float">
            <text:p>23</text:p>
          </table:table-cell>
          <table:table-cell table:style-name="ce22" table:formula="of:=([.B346]-8)*0.03125" office:value-type="percentage" office:value="0.46875" calcext:value-type="percentage">
            <text:p>46.88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047619047619" calcext:value-type="percentage">
            <text:p>11.90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14];[.J61];[.J81];[.J90];[.J150];[.J159];[.J169];[.J178])" office:value-type="float" office:value="31" calcext:value-type="float">
            <text:p>31</text:p>
          </table:table-cell>
          <table:table-cell table:style-name="ce22" table:formula="of:=([.B347]-8)*0.03125" office:value-type="percentage" office:value="0.71875" calcext:value-type="percentage">
            <text:p>71.88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2539682539683" calcext:value-type="percentage">
            <text:p>18.25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9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)" office:value-type="float" office:value="8" calcext:value-type="float">
            <text:p>8</text:p>
          </table:table-cell>
          <table:table-cell table:style-name="ce22" table:formula="of:=([.B357]-8)*0.03125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39];[.J49];[.J91];[.J100];[.J126];[.J153];[.J170];[.J182])" office:value-type="float" office:value="16" calcext:value-type="float">
            <text:p>16</text:p>
          </table:table-cell>
          <table:table-cell table:style-name="ce22" table:formula="of:=([.B358]-8)*0.03125" office:value-type="percentage" office:value="0.25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4920634920635" calcext:value-type="percentage">
            <text:p>6.35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34];[.J80];[.J104];[.J113];[.J122];[.J140];[.J151];[.J163])" office:value-type="float" office:value="24" calcext:value-type="float">
            <text:p>24</text:p>
          </table:table-cell>
          <table:table-cell table:style-name="ce22" table:formula="of:=([.B359]-8)*0.03125" office:value-type="percentage" office:value="0.5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6984126984127" calcext:value-type="percentage">
            <text:p>12.70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38];[.J47];[.J57];[.J82];[.J120];[.J129];[.J164];[.J172])" office:value-type="float" office:value="32" calcext:value-type="float">
            <text:p>32</text:p>
          </table:table-cell>
          <table:table-cell table:style-name="ce22" table:formula="of:=([.B360]-8)*0.03125" office:value-type="percentage" office:value="0.75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047619047619" calcext:value-type="percentage">
            <text:p>19.0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25];[.J87];[.J97];[.J105];[.J132];[.J141];[.J167];[.J177])" office:value-type="float" office:value="40" calcext:value-type="float">
            <text:p>40</text:p>
          </table:table-cell>
          <table:table-cell table:style-name="ce22" table:formula="of:=([.B361]-8)*0.03125" office:value-type="percentage" office:value="1" calcext:value-type="percentage">
            <text:p>100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53968253968254" calcext:value-type="percentage">
            <text:p>25.40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94];[.J102];[.J119];[.J127];[.J148];[.J157];[.J165];[.J183])" office:value-type="float" office:value="9" calcext:value-type="float">
            <text:p>9</text:p>
          </table:table-cell>
          <table:table-cell table:style-name="ce22" table:formula="of:=([.B362]-8)*0.03125" office:value-type="percentage" office:value="0.03125" calcext:value-type="percentage">
            <text:p>3.13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793650793650794" calcext:value-type="percentage">
            <text:p>0.79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8];[.J54];[.J70];[.J79];[.J134];[.J145];[.J154];[.J171])" office:value-type="float" office:value="15" calcext:value-type="float">
            <text:p>15</text:p>
          </table:table-cell>
          <table:table-cell table:style-name="ce22" table:formula="of:=([.B363]-8)*0.03125" office:value-type="percentage" office:value="0.21875" calcext:value-type="percentage">
            <text:p>21.88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55555555555556" calcext:value-type="percentage">
            <text:p>5.56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11];[.J20];[.J42];[.J50];[.J59];[.J95];[.J108];[.J144])" office:value-type="float" office:value="23" calcext:value-type="float">
            <text:p>23</text:p>
          </table:table-cell>
          <table:table-cell table:style-name="ce22" table:formula="of:=([.B364]-8)*0.03125" office:value-type="percentage" office:value="0.46875" calcext:value-type="percentage">
            <text:p>46.88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19047619047619" calcext:value-type="percentage">
            <text:p>11.90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23];[.J32];[.J51];[.J71];[.J99];[.J115];[.J123];[.J133])" office:value-type="float" office:value="31" calcext:value-type="float">
            <text:p>31</text:p>
          </table:table-cell>
          <table:table-cell table:style-name="ce22" table:formula="of:=([.B365]-8)*0.03125" office:value-type="percentage" office:value="0.71875" calcext:value-type="percentage">
            <text:p>71.88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2539682539683" calcext:value-type="percentage">
            <text:p>18.25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9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1048204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2-180_items-best'.A7:'combo-2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4:34:10.490785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4:46:29.458174335</dc:date>
    <meta:editing-duration>P1DT20H35M</meta:editing-duration>
    <meta:editing-cycles>207</meta:editing-cycles>
    <meta:document-statistic meta:table-count="1" meta:cell-count="1387" meta:object-count="0"/>
  </office:meta>
</office:document-meta>
</file>